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3.2 12.sep.2023<text:tab/>1</text:p>
          <text:p text:style-name="P2">V 0.3.0 10.sep.2023<text:tab/>1</text:p>
          <text:p text:style-name="P2">V 0.2.2 V 0.2.1 09.sep.2023<text:tab/>2</text:p>
          <text:p text:style-name="P2">V 0.2.0 06.sep.2023<text:tab/>2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2">Wireguard Port forwarding (Weiterleitung)<text:tab/>4</text:p>
          <text:p text:style-name="P2">Ping inside VPN Tunnel with pc.domain names<text:tab/>5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6</text:p>
          <text:p text:style-name="P3">Subnet split<text:tab/>6</text:p>
          <text:p text:style-name="P1">Trap<text:tab/>6</text:p>
          <text:p text:style-name="P2">.conf<text:tab/>6</text:p>
          <text:p text:style-name="P1">Links<text:tab/>7</text:p>
          <text:p text:style-name="P2">main<text:tab/>7</text:p>
          <text:p text:style-name="P2">full config generator<text:tab/>7</text:p>
          <text:p text:style-name="P2">qrcode generation from config file<text:tab/>7</text:p>
          <text:p text:style-name="P2">other<text:tab/>7</text:p>
          <text:p text:style-name="P2">very other<text:tab/>7</text:p>
        </text:index-body>
      </text:table-of-content>
      <text:h text:style-name="Heading_20_1" text:outline-level="1">History</text:h>
      <text:h text:style-name="Heading_20_2" text:outline-level="2">V 0.3.2 12.sep.2023</text:h>
      <text:p text:style-name="Text_20_body">Domain names inside tunnel<text:line-break/>Windows commands</text:p>
      <text:h text:style-name="Heading_20_2" text:outline-level="2">V 0.3.0 10.sep.2023</text:h>
      <text:p text:style-name="Text_20_body">SubNet Domain Name</text:p>
      <text:h text:style-name="Heading_20_2" text:outline-level="2"><text:soft-page-break/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<text:soft-page-break/>Network-&gt;Interfaces<text:line-break/>-&gt;lan<text:line-break/>Change Ipv4 Address</text:p>
      <text:p text:style-name="Text_20_body">Network -&gt; DHCP and DNS<text:line-break/>General Settings -&gt; LocalDomain<text:line-break/>Give Names e.g.: station36; station43</text:p>
      <text:p text:style-name="Text_20_body">MAGIC: Devices can be accessed by e.g.: pcname.station36 <text:s/>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<text:soft-pag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h text:style-name="Heading_20_2" text:outline-level="2">Wireguard Port forwarding (Weiterleitung)</text:h>
      <text:p text:style-name="Text_20_body">Setup xTernal Routers to forward 36996 and 43996 UDP</text:p>
      <text:h text:style-name="Heading_20_2" text:outline-level="2"><text:soft-page-break/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e.g. karina.sync -&gt; 192.168.42.51 <text:s text:c="4"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<text:soft-page-break/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h text:style-name="Heading_20_1" text:outline-level="1">Trap</text:h>
      <text:h text:style-name="Heading_20_2" text:outline-level="2">.conf</text:h>
      <text:p text:style-name="Text_20_body">Dont use wireguard configs for global connections inside network without necessary to go over global network. Inside intranet a separate .conf with internal numbers is necessary.</text:p>
      <text:p text:style-name="Text_20_body">The Outside .conf works but makes lots of discionnects</text:p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><text:a xlink:type="simple" xlink:href="https://www.vpnunlimited.com/help/manuals/open-wrt-wireguard-setup" text:style-name="Internet_20_link" text:visited-style-name="Visited_20_Internet_20_Link">https://www.vpnunlimited.com/help/manuals/open-wrt-wireguard-setup</text:a></text:p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16T19:08:58.51">Sep 16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16T19:08:58.49</dc:date>
    <meta:editing-duration>PT3H45M7S</meta:editing-duration>
    <meta:editing-cycles>78</meta:editing-cycles>
    <meta:generator>OpenOffice/4.1.14$Win32 OpenOffice.org_project/4114m1$Build-9811</meta:generator>
    <meta:document-statistic meta:table-count="1" meta:image-count="0" meta:object-count="0" meta:page-count="7" meta:paragraph-count="170" meta:word-count="718" meta:character-count="5723"/>
  </office:meta>
</office:document-meta>
</file>